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274cm"/>
    </style:style>
    <style:style style:name="co16" style:family="table-column">
      <style:table-column-properties fo:break-before="auto" style:column-width="4.893cm"/>
    </style:style>
    <style:style style:name="co17" style:family="table-column">
      <style:table-column-properties fo:break-before="auto" style:column-width="4.807cm"/>
    </style:style>
    <style:style style:name="co18" style:family="table-column">
      <style:table-column-properties fo:break-before="auto" style:column-width="5.008cm"/>
    </style:style>
    <style:style style:name="co19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10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10" table:formula="of:=60000000/[.J43]" office:value-type="float" office:value="2504.00641025641" calcext:value-type="float">
            <text:p>2,504.01</text:p>
          </table:table-cell>
          <table:table-cell table:style-name="ce11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10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10" table:formula="of:=60000000/[.J44]" office:value-type="float" office:value="2086.67200854701" calcext:value-type="float">
            <text:p>2,08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10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10" table:formula="of:=60000000/[.J45]" office:value-type="float" office:value="1738.89334045584" calcext:value-type="float">
            <text:p>1,73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10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10" table:formula="of:=60000000/[.J46]" office:value-type="float" office:value="1449.0777837132" calcext:value-type="float">
            <text:p>1,44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10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10" table:formula="of:=60000000/[.J47]" office:value-type="float" office:value="1207.564819761" calcext:value-type="float">
            <text:p>1,20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10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10" table:formula="of:=60000000/[.J48]" office:value-type="float" office:value="1006.3040164675" calcext:value-type="float">
            <text:p>1,006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10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10" table:formula="of:=60000000/[.J49]" office:value-type="float" office:value="838.586680389584" calcext:value-type="float">
            <text:p>83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10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10" table:formula="of:=60000000/[.J50]" office:value-type="float" office:value="698.822233657987" calcext:value-type="float">
            <text:p>69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10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10" table:formula="of:=60000000/[.J51]" office:value-type="float" office:value="582.351861381656" calcext:value-type="float">
            <text:p>58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10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10" table:formula="of:=60000000/[.J52]" office:value-type="float" office:value="485.293217818046" calcext:value-type="float">
            <text:p>485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10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10" table:formula="of:=60000000/[.J53]" office:value-type="float" office:value="404.411014848372" calcext:value-type="float">
            <text:p>40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10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10" table:formula="of:=60000000/[.J54]" office:value-type="float" office:value="337.00917904031" calcext:value-type="float">
            <text:p>33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10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10" table:formula="of:=60000000/[.J55]" office:value-type="float" office:value="280.840982533592" calcext:value-type="float">
            <text:p>28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10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10" table:formula="of:=60000000/[.J56]" office:value-type="float" office:value="234.034152111326" calcext:value-type="float">
            <text:p>23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10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10" table:formula="of:=60000000/[.J57]" office:value-type="float" office:value="195.028460092772" calcext:value-type="float">
            <text:p>19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10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10" table:formula="of:=60000000/[.J58]" office:value-type="float" office:value="162.523716743977" calcext:value-type="float">
            <text:p>16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10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10" table:formula="of:=60000000/[.J59]" office:value-type="float" office:value="135.436430619981" calcext:value-type="float">
            <text:p>135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10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10" table:formula="of:=60000000/[.J60]" office:value-type="float" office:value="112.863692183317" calcext:value-type="float">
            <text:p>1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10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10" table:formula="of:=60000000/[.J61]" office:value-type="float" office:value="94.0530768194309" calcext:value-type="float">
            <text:p>9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10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10" table:formula="of:=60000000/[.J62]" office:value-type="float" office:value="78.3775640161924" calcext:value-type="float">
            <text:p>7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10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10" table:formula="of:=60000000/[.J63]" office:value-type="float" office:value="65.3146366801604" calcext:value-type="float">
            <text:p>65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10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10" table:formula="of:=60000000/[.J64]" office:value-type="float" office:value="54.4288639001336" calcext:value-type="float">
            <text:p>5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10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10" table:formula="of:=60000000/[.J65]" office:value-type="float" office:value="45.3573865834447" calcext:value-type="float">
            <text:p>45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10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10" table:formula="of:=60000000/[.J66]" office:value-type="float" office:value="37.7978221528706" calcext:value-type="float">
            <text:p>3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10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10" table:formula="of:=60000000/[.J67]" office:value-type="float" office:value="31.4981851273922" calcext:value-type="float">
            <text:p>3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10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10" table:formula="of:=60000000/[.J68]" office:value-type="float" office:value="26.2484876061601" calcext:value-type="float">
            <text:p>2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10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10" table:formula="of:=60000000/[.J69]" office:value-type="float" office:value="21.8737396718001" calcext:value-type="float">
            <text:p>2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10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10" table:formula="of:=60000000/[.J70]" office:value-type="float" office:value="18.2281163931668" calcext:value-type="float">
            <text:p>1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10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10" table:formula="of:=60000000/[.J71]" office:value-type="float" office:value="15.1900969943056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10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10" table:formula="of:=60000000/[.J72]" office:value-type="float" office:value="12.6584141619214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10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10" table:formula="of:=60000000/[.J73]" office:value-type="float" office:value="10.548678468267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10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10" table:formula="of:=60000000/[.J74]" office:value-type="float" office:value="8.79056539022317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10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10" table:formula="of:=60000000/[.J75]" office:value-type="float" office:value="7.32547115851931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10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10" table:formula="of:=60000000/[.J76]" office:value-type="float" office:value="6.10455929876609" calcext:value-type="float">
            <text:p>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10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10" table:formula="of:=60000000/[.J77]" office:value-type="float" office:value="5.08713274897174" calcext:value-type="float">
            <text:p>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10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10" table:formula="of:=60000000/[.J78]" office:value-type="float" office:value="4.23927729080978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10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10" table:formula="of:=60000000/[.J79]" office:value-type="float" office:value="3.53273107567482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10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10" table:formula="of:=60000000/[.J80]" office:value-type="float" office:value="2.94394256306235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10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10" table:formula="of:=60000000/[.J81]" office:value-type="float" office:value="2.45328546921862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4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4" table:default-cell-style-name="ce12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29:USA.C85 USA.C29:USA.C85 USA.I29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20:09:25.601119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19T23:08:35.401038810</dc:date>
    <meta:editing-duration>PT4H55M53S</meta:editing-duration>
    <meta:editing-cycles>6</meta:editing-cycles>
    <meta:generator>LibreOffice/6.3.5.2$Linux_X86_64 LibreOffice_project/30$Build-2</meta:generator>
    <meta:document-statistic meta:table-count="6" meta:cell-count="1250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29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29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8:USA.C45 USA.I28:USA.I85" chart:data-source-has-labels="column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</chart:axis>
          <chart:axis chart:dimension="y" chart:name="primary-y" chart:style-name="ch7">
            <chart:title svg:x="0.275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45"/>
            <chart:data-point chart:repeated="58"/>
          </chart:series>
          <chart:series chart:style-name="ch11" chart:values-cell-range-address="USA.I46:USA.I85" chart:class="chart:scatter">
            <chart:domain table:cell-range-address="USA.C46:USA.C85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/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